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ertainly! Here are some assignment questions related to business operations and random number generation in the context of Android development:</text:p>
      <text:h text:style-name="Heading_20_3" text:outline-level="3">Assignment 1: Business Operations Simulation</text:h>
      <text:list xml:id="list2975094861" text:style-name="L1">
        <text:list-item>
          <text:p text:style-name="P2">Task: Develop an Android application that simulates basic business operations such as inventory management, sales tracking, or employee scheduling.</text:p>
        </text:list-item>
        <text:list-item>
          <text:p text:style-name="P2">Requirements: Design a user-friendly interface with appropriate input fields and buttons for performing business operations. Implement features such as adding, editing, and deleting inventory items, recording sales transactions, or creating employee schedules.</text:p>
        </text:list-item>
        <text:list-item>
          <text:p text:style-name="P1">Submission: Participants should submit the source code of their application along with screenshots or a video demonstrating the functionality of each business operation.</text:p>
        </text:list-item>
      </text:list>
      <text:h text:style-name="Heading_20_3" text:outline-level="3">Assignment 2: Random Number Generator App</text:h>
      <text:list xml:id="list4090978137" text:style-name="L2">
        <text:list-item>
          <text:p text:style-name="P4">Task: Create an Android application that generates random numbers within a specified range.</text:p>
        </text:list-item>
        <text:list-item>
          <text:p text:style-name="P4">Requirements: Design a simple interface with input fields for entering the minimum and maximum values of the range. Implement a button to generate a random number within the specified range and display the result to the user.</text:p>
        </text:list-item>
        <text:list-item>
          <text:p text:style-name="P3">Submission: Participants should submit the source code of their application along with screenshots or a video demonstrating the random number generation functionality.</text:p>
        </text:list-item>
      </text:list>
      <text:h text:style-name="Heading_20_3" text:outline-level="3">Assignment 3: Business Analytics Dashboard</text:h>
      <text:list xml:id="list1201255863" text:style-name="L3">
        <text:list-item>
          <text:p text:style-name="P6">Task: Develop an Android application that provides real-time analytics and insights for business operations.</text:p>
        </text:list-item>
        <text:list-item>
          <text:p text:style-name="P6">Requirements: Design a dashboard-style interface with visualizations such as charts, graphs, or tables to represent key performance indicators (KPIs) related to sales, revenue, customer engagement, or inventory levels. Implement features for filtering data, viewing trends over time, and exporting reports.</text:p>
        </text:list-item>
        <text:list-item>
          <text:p text:style-name="P5">Submission: Participants should submit the source code of their application along with screenshots or a video demonstrating the analytics dashboard and its features.</text:p>
        </text:list-item>
      </text:list>
      <text:h text:style-name="Heading_20_3" text:outline-level="3">Assignment 4: Random Decision Maker</text:h>
      <text:list xml:id="list3235502037" text:style-name="L4">
        <text:list-item>
          <text:p text:style-name="P8">Task: Build an Android application that helps users make random decisions or selections.</text:p>
        </text:list-item>
        <text:list-item>
          <text:p text:style-name="P8">Requirements: Design an intuitive interface with options for entering decision choices or selecting from predefined categories (e.g., food, activities, destinations). Implement a button to randomly choose an option and display the result to the user.</text:p>
        </text:list-item>
        <text:list-item>
          <text:p text:style-name="P7">Submission: Participants should submit the source code of their application along with screenshots or a video demonstrating the decision-making functionality.</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09:23:51.011379306</meta:creation-date>
    <dc:date>2024-03-15T09:25:10.052626293</dc:date>
    <meta:editing-duration>PT1M19S</meta:editing-duration>
    <meta:editing-cycles>1</meta:editing-cycles>
    <meta:document-statistic meta:table-count="0" meta:image-count="0" meta:object-count="0" meta:page-count="1" meta:paragraph-count="17" meta:word-count="344" meta:character-count="2452" meta:non-whitespace-character-count="2137"/>
    <meta:generator>LibreOffice/7.3.7.2$Linux_X86_64 LibreOffice_project/30$Build-2</meta:generator>
  </office:meta>
</office:document-meta>
</file>